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weight="bold" style:font-weight-asian="bold" style:font-weight-complex="bold"/>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style:text-position="super 58%"/>
    </style:style>
    <style:style style:name="T72" style:family="text">
      <style:text-properties style:text-position="super 58%"/>
    </style:style>
    <style:style style:name="T73" style:family="text">
      <style:text-properties style:text-position="super 58%"/>
    </style:style>
    <style:style style:name="T74" style:family="text">
      <style:text-properties style:text-position="super 58%"/>
    </style:style>
    <style:style style:name="T75" style:family="text">
      <style:text-properties style:text-position="super 58%"/>
    </style:style>
    <style:style style:name="T76" style:family="text">
      <style:text-properties style:text-position="super 58%"/>
    </style:style>
    <style:style style:name="T77" style:family="text">
      <style:text-properties style:text-position="super 58%"/>
    </style:style>
    <style:style style:name="T78" style:family="text">
      <style:text-properties style:text-position="super 58%"/>
    </style:style>
    <style:style style:name="T79" style:family="text">
      <style:text-properties style:text-position="super 58%"/>
    </style:style>
    <style:style style:name="T80" style:family="text">
      <style:text-properties style:text-position="super 58%"/>
    </style:style>
    <style:style style:name="T81" style:family="text">
      <style:text-properties style:text-position="super 58%"/>
    </style:style>
    <style:style style:name="T82" style:family="text">
      <style:text-properties style:text-position="super 58%"/>
    </style:style>
    <style:style style:name="T83" style:family="text">
      <style:text-properties style:text-position="super 58%"/>
    </style:style>
    <style:style style:name="T84" style:family="text">
      <style:text-properties style:text-position="super 58%"/>
    </style:style>
    <style:style style:name="T85" style:family="text">
      <style:text-properties style:text-position="super 58%"/>
    </style:style>
    <style:style style:name="T86" style:family="text">
      <style:text-properties style:text-position="super 58%"/>
    </style:style>
    <style:style style:name="T87" style:family="text">
      <style:text-properties style:text-position="super 58%"/>
    </style:style>
    <style:style style:name="T88" style:family="text">
      <style:text-properties style:text-position="super 58%"/>
    </style:style>
    <style:style style:name="T89" style:family="text">
      <style:text-properties style:text-position="super 58%"/>
    </style:style>
    <style:style style:name="T90" style:family="text">
      <style:text-properties style:text-position="super 58%"/>
    </style:style>
    <style:style style:name="T91" style:family="text">
      <style:text-properties style:text-position="super 58%"/>
    </style:style>
    <style:style style:name="T92" style:family="text">
      <style:text-properties style:text-position="super 58%"/>
    </style:style>
    <style:style style:name="T93" style:family="text">
      <style:text-properties style:text-position="super 58%"/>
    </style:style>
    <style:style style:name="T94" style:family="text">
      <style:text-properties style:text-position="super 58%"/>
    </style:style>
    <style:style style:name="T95" style:family="text">
      <style:text-properties style:text-position="super 58%"/>
    </style:style>
    <style:style style:name="T96" style:family="text">
      <style:text-properties style:text-position="super 58%"/>
    </style:style>
    <style:style style:name="T97" style:family="text">
      <style:text-properties style:text-position="super 58%"/>
    </style:style>
    <style:style style:name="T98" style:family="text">
      <style:text-properties style:text-position="super 58%"/>
    </style:style>
    <style:style style:name="T99" style:family="text">
      <style:text-properties style:text-position="super 58%"/>
    </style:style>
    <style:style style:name="T100" style:family="text">
      <style:text-properties style:text-position="super 58%"/>
    </style:style>
    <style:style style:name="T101" style:family="text">
      <style:text-properties style:text-position="super 58%"/>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h text:style-name="Heading_20_1" text:outline-level="1">Stephen Tudor</text:h>
      <text:h text:style-name="Heading_20_2" text:outline-level="2">Front-end Web Developer</text:h>
      <text:list text:style-name="L1">
        <text:list-item>
          <text:p text:style-name="P1">Phone: <text:a xlink:type="simple" xlink:href="tel://610-590-4484" office:name=""><text:span text:style-name="Definition">610-590-4484</text:span></text:a></text:p>
        </text:list-item>
        <text:list-item>
          <text:p text:style-name="P1">Email: <text:a xlink:type="simple" xlink:href="mailto:tinysilk@hotmail.com" office:name=""><text:span text:style-name="Definition">tinysilk@hotmail.com</text:span></text:a></text:p>
        </text:list-item>
        <text:list-item>
          <text:p text:style-name="P1">Blog: <text:a xlink:type="simple" xlink:href="http://stephentudor.com" office:name=""><text:span text:style-name="Definition">stephentudor.com</text:span></text:a></text:p>
        </text:list-item>
        <text:list-item>
          <text:p text:style-name="P1">Github: <text:a xlink:type="simple" xlink:href="http://github.com/smt" office:name=""><text:span text:style-name="Definition">smt</text:span></text:a></text:p>
        </text:list-item>
        <text:list-item>
          <text:p text:style-name="P1">Twitter: <text:a xlink:type="simple" xlink:href="http://twitter.com/tagsoup" office:name=""><text:span text:style-name="Definition">@tagsoup</text:span></text:a></text:p>
        </text:list-item>
      </text:list>
      <text:h text:style-name="Heading_20_2" text:outline-level="2">Summary</text:h>
      <text:p text:style-name="First_20_paragraph">I am an experienced front-end developer who has led development for multiple successful $1MM+ projects. I am passionate about building high quality apps and user interfaces with modern web technologies. Through being conversant in server-side engineering, visual/UX design, and project management practices, I am able to execute end-to-end on a product or project.</text:p>
      <text:h text:style-name="Heading_20_2" text:outline-level="2">Specialties</text:h>
      <text:p text:style-name="First_20_paragraph">Authoring great user experiences with JavaScript, HTML, and CSS. Advocating for the open web. Managing and mentoring dev teams. Performing code reviews. Writing white papers and API documentation. Particating in the black art of software estimation. Drawing from a strong background in many diverse web technologies and frameworks.</text:p>
      <text:h text:style-name="Heading_20_2" text:outline-level="2">Experience</text:h>
      <text:h text:style-name="Heading_20_3" text:outline-level="3"><text:span text:style-name="T1">UX</text:span><text:span text:style-name="T2"> </text:span><text:span text:style-name="T3">Developer</text:span> at <text:a xlink:type="simple" xlink:href="http://ebayenterprise.com" office:name=""><text:span text:style-name="Definition">eBay Enterprise</text:span></text:a></text:h>
      <text:p text:style-name="First_20_paragraph"><text:span text:style-name="T4">November</text:span><text:span text:style-name="T5"> </text:span><text:span text:style-name="T6">2013</text:span><text:span text:style-name="T7"> </text:span><text:span text:style-name="T8">-</text:span><text:span text:style-name="T9"> </text:span><text:span text:style-name="T10">Present</text:span></text:p>
      <text:p text:style-name="Text_20_body">As a member of the Solution Innovations team, I am creating a RWD pattern library as the system of record and living style guide for the next version of the Magento reference store. I also support sales activities by building and deploying various tools and services, such as a third-party JavaScript app that enables users to annotate any website with content authored in a WordPress blog.</text:p>
      <text:h text:style-name="Heading_20_3" text:outline-level="3"><text:span text:style-name="T11">Senior</text:span><text:span text:style-name="T12"> </text:span><text:span text:style-name="T13">Software</text:span><text:span text:style-name="T14"> </text:span><text:span text:style-name="T15">Engineer</text:span> at <text:a xlink:type="simple" xlink:href="http://epam.com/empathylab" office:name=""><text:span text:style-name="Definition">EPAM Empathy Lab</text:span></text:a></text:h>
      <text:p text:style-name="First_20_paragraph"><text:span text:style-name="T16">December</text:span><text:span text:style-name="T17"> </text:span><text:span text:style-name="T18">2012</text:span><text:span text:style-name="T19"> </text:span><text:span text:style-name="T20">-</text:span><text:span text:style-name="T21"> </text:span><text:span text:style-name="T22">November</text:span><text:span text:style-name="T23"> </text:span><text:span text:style-name="T24">2013</text:span> (1 year)</text:p>
      <text:p text:style-name="Text_20_body">Championed a more collaborative process for responsive web design between the UX and development disciplines. Curated an internal static web framework and responsive pattern library to be used on multiple projects. Lead development on responsive prototypes for NBC Universal, DIRECTV, AIG, Lionsgate, and the USA Network.</text:p>
      <text:h text:style-name="Heading_20_3" text:outline-level="3"><text:span text:style-name="T25">Senior</text:span><text:span text:style-name="T26"> </text:span><text:span text:style-name="T27">Web</text:span><text:span text:style-name="T28"> </text:span><text:span text:style-name="T29">Developer</text:span> at <text:a xlink:type="simple" xlink:href="http://empathylab.com" office:name=""><text:span text:style-name="Definition">Empathy Lab</text:span></text:a></text:h>
      <text:p text:style-name="First_20_paragraph"><text:span text:style-name="T30">April</text:span><text:span text:style-name="T31"> </text:span><text:span text:style-name="T32">2010</text:span><text:span text:style-name="T33"> </text:span><text:span text:style-name="T34">-</text:span><text:span text:style-name="T35"> </text:span><text:span text:style-name="T36">December</text:span><text:span text:style-name="T37"> </text:span><text:span text:style-name="T38">2012</text:span> (2 years 9 months)</text:p>
      <text:p text:style-name="Text_20_body">Created front-end web applications on tight deadlines for marquee clientele. Responsible for estimating work, vetting UX designs prior to development, developing key features, assisting team members on challenging sections of code, performing code reviews, and coordinating releases.</text:p>
      <text:h text:style-name="Heading_20_3" text:outline-level="3"><text:span text:style-name="T39">Web</text:span><text:span text:style-name="T40"> </text:span><text:span text:style-name="T41">Developer</text:span> at <text:a xlink:type="simple" xlink:href="http://empathylab.com" office:name=""><text:span text:style-name="Definition">Empathy Lab</text:span></text:a></text:h>
      <text:p text:style-name="First_20_paragraph"><text:span text:style-name="T42">April</text:span><text:span text:style-name="T43"> </text:span><text:span text:style-name="T44">2009</text:span><text:span text:style-name="T45"> </text:span><text:span text:style-name="T46">-</text:span><text:span text:style-name="T47"> </text:span><text:span text:style-name="T48">April</text:span><text:span text:style-name="T49"> </text:span><text:span text:style-name="T50">2010</text:span> (1 year 1 month)</text:p>
      <text:p text:style-name="Text_20_body">Authored standards-based HTML, CSS, and JavaScript for websites representing a broad range of internationally recognized brands: Sesame Street, Sprout, Lexmark, StrideRite, Walgreens, Verizon, Comcast, 21st Century Insurance, Liberty Global, American Red Cross.</text:p>
      <text:h text:style-name="Heading_20_3" text:outline-level="3"><text:span text:style-name="T51">IT</text:span><text:span text:style-name="T52"> </text:span><text:span text:style-name="T53">Director</text:span> at <text:a xlink:type="simple" xlink:href="http://artisandoorworks.com" office:name=""><text:span text:style-name="Definition">Artisan Custom Doorworks</text:span></text:a></text:h>
      <text:p text:style-name="First_20_paragraph"><text:span text:style-name="T54">December</text:span><text:span text:style-name="T55"> </text:span><text:span text:style-name="T56">2005</text:span><text:span text:style-name="T57"> </text:span><text:span text:style-name="T58">-</text:span><text:span text:style-name="T59"> </text:span><text:span text:style-name="T60">April</text:span><text:span text:style-name="T61"> </text:span><text:span text:style-name="T62">2009</text:span> (3 years 5 months)</text:p>
      <text:p text:style-name="Text_20_body">Designed the corporate website with a library of over 8,000 searchable PDF docemunts. Developed in-house sales and management application in Rails, while supporting and customizing business systems and applications.</text:p>
      <text:h text:style-name="Heading_20_3" text:outline-level="3"><text:span text:style-name="T63">President</text:span> at <text:a xlink:type="simple" xlink:href="http://tudorstudio.com" office:name=""><text:span text:style-name="Definition">Tudor Studio</text:span></text:a></text:h>
      <text:p text:style-name="First_20_paragraph"><text:span text:style-name="T64">January</text:span><text:span text:style-name="T65"> </text:span><text:span text:style-name="T66">2002</text:span><text:span text:style-name="T67"> </text:span><text:span text:style-name="T68">-</text:span><text:span text:style-name="T69"> </text:span><text:span text:style-name="T70">Present</text:span></text:p>
      <text:p text:style-name="Text_20_body">Providing professional web consulting and development services, from individuals and small businesses to Fortune 500 companies. Designing and developing hosted web applications with open source frameworks like Ruby on Rails. Integrating CMS and eCommerce applications.</text:p>
      <text:h text:style-name="Heading_20_2" text:outline-level="2">Skills &amp; Expertise</text:h>
      <text:p text:style-name="First_20_paragraph">These are languages, tools, and practices to which I have had exposure over the past 6 years or so. Those things which enjoy routine usage in my daily work are denoted with a <text:span text:style-name="T71">†</text:span> symbol.</text:p>
      <text:h text:style-name="Heading_20_3" text:outline-level="3">Programming Languages</text:h>
      <text:list text:style-name="L2">
        <text:list-item>
          <text:p text:style-name="P2"><text:a xlink:type="simple" xlink:href="http://developer.mozilla.org/en/JavaScript" office:name=""><text:span text:style-name="Definition">JavaScript</text:span></text:a><text:span text:style-name="T72">†</text:span></text:p>
        </text:list-item>
        <text:list-item>
          <text:p text:style-name="P2"><text:a xlink:type="simple" xlink:href="http://php.net" office:name=""><text:span text:style-name="Definition">PHP</text:span></text:a></text:p>
        </text:list-item>
        <text:list-item>
          <text:p text:style-name="P2"><text:a xlink:type="simple" xlink:href="http://ruby-lang.org" office:name=""><text:span text:style-name="Definition">Ruby</text:span></text:a><text:span text:style-name="T73">†</text:span></text:p>
        </text:list-item>
      </text:list>
      <text:h text:style-name="Heading_20_3" text:outline-level="3">Markup/Templating Languages &amp; Preprocessors</text:h>
      <text:list text:style-name="L3">
        <text:list-item>
          <text:p text:style-name="P3"><text:a xlink:type="simple" xlink:href="http://coffeescript.org" office:name=""><text:span text:style-name="Definition">CoffeeScript</text:span></text:a></text:p>
        </text:list-item>
        <text:list-item>
          <text:p text:style-name="P3"><text:a xlink:type="simple" xlink:href="http://www.w3.org/Style/CSS/Overview.en.html" office:name=""><text:span text:style-name="Definition">CSS</text:span></text:a><text:span text:style-name="T74">†</text:span></text:p>
        </text:list-item>
        <text:list-item>
          <text:p text:style-name="P3"><text:a xlink:type="simple" xlink:href="http://linkedin.github.io/dustjs" office:name=""><text:span text:style-name="Definition">Dust.js</text:span></text:a></text:p>
        </text:list-item>
        <text:list-item>
          <text:p text:style-name="P3"><text:a xlink:type="simple" xlink:href="http://en.wikipedia.org/wiki/ERuby" office:name=""><text:span text:style-name="Definition">ERB/eRuby</text:span></text:a></text:p>
        </text:list-item>
        <text:list-item>
          <text:p text:style-name="P3"><text:a xlink:type="simple" xlink:href="http://haml.info" office:name=""><text:span text:style-name="Definition">Haml</text:span></text:a></text:p>
        </text:list-item>
        <text:list-item>
          <text:p text:style-name="P3"><text:a xlink:type="simple" xlink:href="http://handlebarsjs.com" office:name=""><text:span text:style-name="Definition">Handlebars.js</text:span></text:a></text:p>
        </text:list-item>
        <text:list-item>
          <text:p text:style-name="P3"><text:a xlink:type="simple" xlink:href="http://developers.whatwg.org" office:name=""><text:span text:style-name="Definition">HTML</text:span></text:a><text:span text:style-name="T75">†</text:span></text:p>
        </text:list-item>
        <text:list-item>
          <text:p text:style-name="P3"><text:a xlink:type="simple" xlink:href="http://jade-lang.com" office:name=""><text:span text:style-name="Definition">Jade</text:span></text:a></text:p>
        </text:list-item>
        <text:list-item>
          <text:p text:style-name="P3"><text:a xlink:type="simple" xlink:href="http://www.oracle.com/technetwork/java/javaee/jsp" office:name=""><text:span text:style-name="Definition">JSP</text:span></text:a></text:p>
        </text:list-item>
        <text:list-item>
          <text:p text:style-name="P3"><text:a xlink:type="simple" xlink:href="http://docs.oracle.com/javaee/5/tutorial/doc/bnakc.html" office:name=""><text:span text:style-name="Definition">JSTL</text:span></text:a></text:p>
        </text:list-item>
        <text:list-item>
          <text:p text:style-name="P3"><text:a xlink:type="simple" xlink:href="http://lesscss.org" office:name=""><text:span text:style-name="Definition">LESS</text:span></text:a><text:span text:style-name="T76">†</text:span></text:p>
        </text:list-item>
        <text:list-item>
          <text:p text:style-name="P3"><text:a xlink:type="simple" xlink:href="http://liquidmarkup.org" office:name=""><text:span text:style-name="Definition">Liquid</text:span></text:a></text:p>
        </text:list-item>
        <text:list-item>
          <text:p text:style-name="P3"><text:a xlink:type="simple" xlink:href="http://daringfireball.net/projects/markdown" office:name=""><text:span text:style-name="Definition">Markdown</text:span></text:a><text:span text:style-name="T77">†</text:span></text:p>
        </text:list-item>
        <text:list-item>
          <text:p text:style-name="P3"><text:a xlink:type="simple" xlink:href="http://mustache.github.io" office:name=""><text:span text:style-name="Definition">Mustache</text:span></text:a></text:p>
        </text:list-item>
        <text:list-item>
          <text:p text:style-name="P3"><text:a xlink:type="simple" xlink:href="http://sass-lang.com" office:name=""><text:span text:style-name="Definition">Sass</text:span></text:a><text:span text:style-name="T78">†</text:span></text:p>
        </text:list-item>
        <text:list-item>
          <text:p text:style-name="P3"><text:a xlink:type="simple" xlink:href="http://smarty.net" office:name=""><text:span text:style-name="Definition">Smarty</text:span></text:a></text:p>
        </text:list-item>
        <text:list-item>
          <text:p text:style-name="P3"><text:a xlink:type="simple" xlink:href="http://paularmstrong.github.io/swig" office:name=""><text:span text:style-name="Definition">Swig</text:span></text:a></text:p>
        </text:list-item>
        <text:list-item>
          <text:p text:style-name="P3"><text:a xlink:type="simple" xlink:href="http://learnboost.github.io/stylus" office:name=""><text:span text:style-name="Definition">Stylus</text:span></text:a></text:p>
        </text:list-item>
      </text:list>
      <text:h text:style-name="Heading_20_3" text:outline-level="3">Frameworks &amp; APIs</text:h>
      <text:list text:style-name="L4">
        <text:list-item>
          <text:p text:style-name="P4"><text:a xlink:type="simple" xlink:href="http://backbonejs.org" office:name=""><text:span text:style-name="Definition">Backbone.js</text:span></text:a><text:span text:style-name="T79">†</text:span></text:p>
        </text:list-item>
        <text:list-item>
          <text:p text:style-name="P4"><text:a xlink:type="simple" xlink:href="http://bower.io" office:name=""><text:span text:style-name="Definition">Bower</text:span></text:a></text:p>
        </text:list-item>
        <text:list-item>
          <text:p text:style-name="P4"><text:a xlink:type="simple" xlink:href="http://browserify.org" office:name=""><text:span text:style-name="Definition">Browserify</text:span></text:a><text:span text:style-name="T80">†</text:span></text:p>
        </text:list-item>
        <text:list-item>
          <text:p text:style-name="P4"><text:a xlink:type="simple" xlink:href="http://compass-style.org" office:name=""><text:span text:style-name="Definition">Compass</text:span></text:a><text:span text:style-name="T81">†</text:span></text:p>
        </text:list-item>
        <text:list-item>
          <text:p text:style-name="P4"><text:a xlink:type="simple" xlink:href="http://www.djangoproject.com" office:name=""><text:span text:style-name="Definition">Django</text:span></text:a></text:p>
        </text:list-item>
        <text:list-item>
          <text:p text:style-name="P4"><text:a xlink:type="simple" xlink:href="http://expressjs.com" office:name=""><text:span text:style-name="Definition">Express</text:span></text:a><text:span text:style-name="T82">†</text:span></text:p>
        </text:list-item>
        <text:list-item>
          <text:p text:style-name="P4"><text:a xlink:type="simple" xlink:href="http://jasmine.github.io" office:name=""><text:span text:style-name="Definition">Jasmine</text:span></text:a></text:p>
        </text:list-item>
        <text:list-item>
          <text:p text:style-name="P4"><text:a xlink:type="simple" xlink:href="http://jquery.com" office:name=""><text:span text:style-name="Definition">jQuery</text:span></text:a><text:span text:style-name="T83">†</text:span></text:p>
        </text:list-item>
        <text:list-item>
          <text:p text:style-name="P4"><text:a xlink:type="simple" xlink:href="http://krakenjs.com" office:name=""><text:span text:style-name="Definition">krakenjs</text:span></text:a></text:p>
        </text:list-item>
        <text:list-item>
          <text:p text:style-name="P4"><text:a xlink:type="simple" xlink:href="http://lodash.com" office:name=""><text:span text:style-name="Definition">Lodash</text:span></text:a><text:span text:style-name="T84">†</text:span></text:p>
        </text:list-item>
        <text:list-item>
          <text:p text:style-name="P4"><text:a xlink:type="simple" xlink:href="http://meteor.com" office:name=""><text:span text:style-name="Definition">Meteor</text:span></text:a></text:p>
        </text:list-item>
        <text:list-item>
          <text:p text:style-name="P4"><text:a xlink:type="simple" xlink:href="http://middlemanapp.com" office:name=""><text:span text:style-name="Definition">Middleman</text:span></text:a></text:p>
        </text:list-item>
        <text:list-item>
          <text:p text:style-name="P4"><text:a xlink:type="simple" xlink:href="http://nodejs.org" office:name=""><text:span text:style-name="Definition">Node.js</text:span></text:a><text:span text:style-name="T85">†</text:span></text:p>
        </text:list-item>
        <text:list-item>
          <text:p text:style-name="P4"><text:a xlink:type="simple" xlink:href="http://prototypejs.org" office:name=""><text:span text:style-name="Definition">Prototype.js</text:span></text:a></text:p>
        </text:list-item>
        <text:list-item>
          <text:p text:style-name="P4"><text:a xlink:type="simple" xlink:href="http://facebook.github.io/react" office:name=""><text:span text:style-name="Definition">React</text:span></text:a></text:p>
        </text:list-item>
        <text:list-item>
          <text:p text:style-name="P4"><text:a xlink:type="simple" xlink:href="http://requirejs.org" office:name=""><text:span text:style-name="Definition">Require.js</text:span></text:a><text:span text:style-name="T86">†</text:span></text:p>
        </text:list-item>
        <text:list-item>
          <text:p text:style-name="P4"><text:a xlink:type="simple" xlink:href="http://rubyonrails.org" office:name=""><text:span text:style-name="Definition">Ruby on Rails</text:span></text:a></text:p>
        </text:list-item>
        <text:list-item>
          <text:p text:style-name="P4"><text:a xlink:type="simple" xlink:href="http://sinatrarb.com" office:name=""><text:span text:style-name="Definition">Sinatra</text:span></text:a></text:p>
        </text:list-item>
        <text:list-item>
          <text:p text:style-name="P4"><text:a xlink:type="simple" xlink:href="http://dev.twitter.com" office:name=""><text:span text:style-name="Definition">Twitter API</text:span></text:a></text:p>
        </text:list-item>
        <text:list-item>
          <text:p text:style-name="P4"><text:a xlink:type="simple" xlink:href="http://underscorejs.org" office:name=""><text:span text:style-name="Definition">Underscore.js</text:span></text:a><text:span text:style-name="T87">†</text:span></text:p>
        </text:list-item>
        <text:list-item>
          <text:p text:style-name="P4"><text:a xlink:type="simple" xlink:href="http://wordpress.org" office:name=""><text:span text:style-name="Definition">Wordpress</text:span></text:a></text:p>
        </text:list-item>
        <text:list-item>
          <text:p text:style-name="P4"><text:a xlink:type="simple" xlink:href="http://developer.yahoo.com/yui" office:name=""><text:span text:style-name="Definition">YUI</text:span></text:a></text:p>
        </text:list-item>
      </text:list>
      <text:h text:style-name="Heading_20_3" text:outline-level="3">Software &amp; Tools</text:h>
      <text:list text:style-name="L5">
        <text:list-item>
          <text:p text:style-name="P5"><text:a xlink:type="simple" xlink:href="http://www.adobe.com/products/creativesuite.html" office:name=""><text:span text:style-name="Definition">Adobe Creative Suite</text:span></text:a><text:span text:style-name="T88">†</text:span></text:p>
        </text:list-item>
        <text:list-item>
          <text:p text:style-name="P5"><text:a xlink:type="simple" xlink:href="http://aws.amazon.com" office:name=""><text:span text:style-name="Definition">Amazon Web Services</text:span></text:a></text:p>
        </text:list-item>
        <text:list-item>
          <text:p text:style-name="P5"><text:a xlink:type="simple" xlink:href="http://apache.org" office:name=""><text:span text:style-name="Definition">Apache</text:span></text:a><text:span text:style-name="T89">†</text:span></text:p>
        </text:list-item>
        <text:list-item>
          <text:p text:style-name="P5"><text:a xlink:type="simple" xlink:href="http://developer.apple.com" office:name=""><text:span text:style-name="Definition">Apple XCode</text:span></text:a></text:p>
        </text:list-item>
        <text:list-item>
          <text:p text:style-name="P5"><text:a xlink:type="simple" xlink:href="http://demandware.com" office:name=""><text:span text:style-name="Definition">Demandware</text:span></text:a></text:p>
        </text:list-item>
        <text:list-item>
          <text:p text:style-name="P5"><text:a xlink:type="simple" xlink:href="http://git-scm.com" office:name=""><text:span text:style-name="Definition">Git</text:span></text:a><text:span text:style-name="T90">†</text:span></text:p>
        </text:list-item>
        <text:list-item>
          <text:p text:style-name="P5"><text:a xlink:type="simple" xlink:href="http://gruntjs.com" office:name=""><text:span text:style-name="Definition">Grunt</text:span></text:a><text:span text:style-name="T91">†</text:span></text:p>
        </text:list-item>
        <text:list-item>
          <text:p text:style-name="P5"><text:a xlink:type="simple" xlink:href="http://gulpjs.com" office:name=""><text:span text:style-name="Definition">Gulp</text:span></text:a><text:span text:style-name="T92">†</text:span></text:p>
        </text:list-item>
        <text:list-item>
          <text:p text:style-name="P5"><text:a xlink:type="simple" xlink:href="http://jboss.org" office:name=""><text:span text:style-name="Definition">JBoss</text:span></text:a></text:p>
        </text:list-item>
        <text:list-item>
          <text:p text:style-name="P5"><text:a xlink:type="simple" xlink:href="http://atlassian.com/software/jira" office:name=""><text:span text:style-name="Definition">JIRA</text:span></text:a><text:span text:style-name="T93">†</text:span></text:p>
        </text:list-item>
        <text:list-item>
          <text:p text:style-name="P5"><text:a xlink:type="simple" xlink:href="http://apple.com/macosx" office:name=""><text:span text:style-name="Definition">Mac OS X</text:span></text:a><text:span text:style-name="T94">†</text:span></text:p>
        </text:list-item>
        <text:list-item>
          <text:p text:style-name="P5"><text:a xlink:type="simple" xlink:href="http://magento.com" office:name=""><text:span text:style-name="Definition">Magento</text:span></text:a><text:span text:style-name="T95">†</text:span></text:p>
        </text:list-item>
        <text:list-item>
          <text:p text:style-name="P5"><text:a xlink:type="simple" xlink:href="http://mongodb.org" office:name=""><text:span text:style-name="Definition">MongoDB</text:span></text:a><text:span text:style-name="T96">†</text:span></text:p>
        </text:list-item>
        <text:list-item>
          <text:p text:style-name="P5"><text:a xlink:type="simple" xlink:href="http://mysql.com" office:name=""><text:span text:style-name="Definition">MySQL</text:span></text:a></text:p>
        </text:list-item>
        <text:list-item>
          <text:p text:style-name="P5"><text:a xlink:type="simple" xlink:href="http://wiki.nginx.org" office:name=""><text:span text:style-name="Definition">Nginx</text:span></text:a></text:p>
        </text:list-item>
        <text:list-item>
          <text:p text:style-name="P5"><text:a xlink:type="simple" xlink:href="http://www.oracle.com/us/products/applications/web-commerce/atg" office:name=""><text:span text:style-name="Definition">Oracle ATG</text:span></text:a></text:p>
        </text:list-item>
        <text:list-item>
          <text:p text:style-name="P5"><text:a xlink:type="simple" xlink:href="http://johnmacfarlane.net/pandoc" office:name=""><text:span text:style-name="Definition">Pandoc</text:span></text:a></text:p>
        </text:list-item>
        <text:list-item>
          <text:p text:style-name="P5"><text:a xlink:type="simple" xlink:href="http://postgresql.org" office:name=""><text:span text:style-name="Definition">PostgreSQL</text:span></text:a></text:p>
        </text:list-item>
        <text:list-item>
          <text:p text:style-name="P5"><text:a xlink:type="simple" xlink:href="http://rvm.beginrescueend.com" office:name=""><text:span text:style-name="Definition">rvm</text:span></text:a><text:span text:style-name="T97">†</text:span></text:p>
        </text:list-item>
        <text:list-item>
          <text:p text:style-name="P5"><text:a xlink:type="simple" xlink:href="http://www.sublimetext.com" office:name=""><text:span text:style-name="Definition">Sublime Text</text:span></text:a></text:p>
        </text:list-item>
        <text:list-item>
          <text:p text:style-name="P5"><text:a xlink:type="simple" xlink:href="http://svn.apache.org" office:name=""><text:span text:style-name="Definition">Subversion</text:span></text:a></text:p>
        </text:list-item>
        <text:list-item>
          <text:p text:style-name="P5"><text:a xlink:type="simple" xlink:href="http://tmux.sourceforge.net" office:name=""><text:span text:style-name="Definition">tmux</text:span></text:a><text:span text:style-name="T98">†</text:span></text:p>
        </text:list-item>
        <text:list-item>
          <text:p text:style-name="P5"><text:a xlink:type="simple" xlink:href="http://tomcat.apache.com" office:name=""><text:span text:style-name="Definition">Tomcat</text:span></text:a></text:p>
        </text:list-item>
        <text:list-item>
          <text:p text:style-name="P5"><text:a xlink:type="simple" xlink:href="http://ubuntu.com" office:name=""><text:span text:style-name="Definition">Ubuntu Linux</text:span></text:a></text:p>
        </text:list-item>
        <text:list-item>
          <text:p text:style-name="P5"><text:a xlink:type="simple" xlink:href="http://vagrantup.com" office:name=""><text:span text:style-name="Definition">Vagrant</text:span></text:a></text:p>
        </text:list-item>
        <text:list-item>
          <text:p text:style-name="P5"><text:a xlink:type="simple" xlink:href="http://www.vim.org" office:name=""><text:span text:style-name="Definition">Vim</text:span></text:a><text:span text:style-name="T99">†</text:span></text:p>
        </text:list-item>
        <text:list-item>
          <text:p text:style-name="P5"><text:a xlink:type="simple" xlink:href="http://virtualbox.org" office:name=""><text:span text:style-name="Definition">VirtualBox</text:span></text:a><text:span text:style-name="T100">†</text:span></text:p>
        </text:list-item>
        <text:list-item>
          <text:p text:style-name="P5"><text:a xlink:type="simple" xlink:href="http://jetbrains.com/webstorm" office:name=""><text:span text:style-name="Definition">WebStorm</text:span></text:a></text:p>
        </text:list-item>
        <text:list-item>
          <text:p text:style-name="P5"><text:a xlink:type="simple" xlink:href="http://yeoman.io" office:name=""><text:span text:style-name="Definition">Yeoman</text:span></text:a></text:p>
        </text:list-item>
        <text:list-item>
          <text:p text:style-name="P5"><text:a xlink:type="simple" xlink:href="http://www.zsh.org" office:name=""><text:span text:style-name="Definition">zsh</text:span></text:a><text:span text:style-name="T101">†</text:span></text:p>
        </text:list-item>
      </text:list>
      <text:h text:style-name="Heading_20_2" text:outline-level="2">Education</text:h>
      <text:p text:style-name="First_20_paragraph"><text:a xlink:type="simple" xlink:href="http://sju.edu" office:name=""><text:span text:style-name="Definition">Saint Joseph’s University</text:span></text:a>, Erivan K. Haub School of Business<text:line-break/>BS, Information Systems, 1996 - 2000</text:p>
      <text:h text:style-name="Heading_20_2" text:outline-level="2">Honors and Awards</text:h>
      <text:p text:style-name="First_20_paragraph"><text:span text:style-name="T102">Unsung</text:span><text:span text:style-name="T103"> </text:span><text:span text:style-name="T104">Hero</text:span>, Empathy Lab, May 2011<text:line-break/>A peer-awarded honor which I’ll always be terribly proud to have won.</text:p>
      <text:h text:style-name="Heading_20_2" text:outline-level="2">Interests</text:h>
      <text:list text:style-name="L6">
        <text:list-item>
          <text:p text:style-name="P6">Being a dad and spending time with my family</text:p>
        </text:list-item>
        <text:list-item>
          <text:p text:style-name="P6">Playing <text:a xlink:type="simple" xlink:href="http://boardgamegeek.com/user/smtudor" office:name=""><text:span text:style-name="Definition">board and card games</text:span></text:a> (and video games, too)</text:p>
        </text:list-item>
        <text:list-item>
          <text:p text:style-name="P6">Making and listening to <text:a xlink:type="simple" xlink:href="http://www.rdio.com/people/smtudor" office:name=""><text:span text:style-name="Definition">music</text:span></text:a></text:p>
        </text:list-item>
        <text:list-item>
          <text:p text:style-name="P6">Watching and contributing to Open Source Software</text:p>
        </text:list-item>
      </text:list>
      <text:p text:style-name="First_20_paragraph">©2014 <text:a xlink:type="simple" xlink:href="http://s17r.com/resume" office:name=""><text:span text:style-name="Definition">Stephen Tudor</text:span></text:a>. All rights reserved. Direct contact only desired (no recruiters p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